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cal</mi>
            <mi/>
            <mrow>
              <mi mathvariant="italic">res</mi>
              <mo stretchy="false">=</mo>
              <mrow>
                <mo stretchy="false">∫</mo>
                <mi mathvariant="italic">sec</mi>
              </mrow>
            </mrow>
            <mi>x</mi>
            <mi mathvariant="italic">dx</mi>
          </mrow>
        </mtd>
      </mtr>
      <mtr>
        <mtd>
          <mrow>
            <mrow>
              <mo stretchy="false">∫</mo>
              <mi mathvariant="italic">sec</mi>
            </mrow>
            <mrow>
              <mo stretchy="false">(</mo>
              <mrow>
                <mi>x</mi>
              </mrow>
              <mo stretchy="false">)</mo>
            </mrow>
            <mrow>
              <mi mathvariant="italic">dx</mi>
              <mo stretchy="false">=</mo>
              <mrow>
                <mo stretchy="false">∫</mo>
                <mrow>
                  <mi mathvariant="italic">sec</mi>
                  <mrow>
                    <mo stretchy="false">(</mo>
                    <mrow>
                      <mi>x</mi>
                    </mrow>
                    <mo stretchy="false">)</mo>
                  </mrow>
                  <mfrac>
                    <mrow>
                      <mi mathvariant="italic">sec</mi>
                      <mrow>
                        <mi>x</mi>
                        <mo stretchy="false">+</mo>
                        <mi>tan</mi>
                      </mrow>
                      <mi>x</mi>
                    </mrow>
                    <mrow>
                      <mi mathvariant="italic">sec</mi>
                      <mrow>
                        <mi>x</mi>
                        <mo stretchy="false">+</mo>
                        <mi>tan</mi>
                      </mrow>
                      <mi>x</mi>
                    </mrow>
                  </mfrac>
                </mrow>
              </mrow>
            </mrow>
            <mi mathvariant="italic">dx</mi>
          </mrow>
        </mtd>
      </mtr>
      <mtr>
        <mtd>
          <mrow>
            <mrow>
              <mfrac>
                <mrow>
                  <mo stretchy="false">∂</mo>
                  <mi mathvariant="italic">sec</mi>
                  <mi>x</mi>
                </mrow>
                <mrow>
                  <mo stretchy="false">∂</mo>
                  <mi>x</mi>
                </mrow>
              </mfrac>
              <mo stretchy="false">=</mo>
              <mi mathvariant="italic">sec</mi>
            </mrow>
            <mrow>
              <mi>x</mi>
              <mo stretchy="false">∗</mo>
              <mi>tan</mi>
            </mrow>
            <mi>x</mi>
          </mrow>
        </mtd>
      </mtr>
      <mtr>
        <mtd>
          <mrow>
            <mrow>
              <mfrac>
                <mrow>
                  <mo stretchy="false">∂</mo>
                  <mi mathvariant="italic">sec</mi>
                  <mrow>
                    <mi>x</mi>
                    <mo stretchy="false">+</mo>
                    <mi>tan</mi>
                  </mrow>
                  <mi>x</mi>
                </mrow>
                <mrow>
                  <mo stretchy="false">∂</mo>
                  <mi>x</mi>
                </mrow>
              </mfrac>
              <mo stretchy="false">=</mo>
              <mi mathvariant="italic">sec</mi>
            </mrow>
            <mrow>
              <mi>x</mi>
              <mo stretchy="false">∗</mo>
              <mi>tan</mi>
            </mrow>
            <mrow>
              <mi>x</mi>
              <mo stretchy="false">+</mo>
              <msup>
                <mi mathvariant="italic">sec</mi>
                <mn>2</mn>
              </msup>
            </mrow>
            <mi>x</mi>
            <mrow>
              <mi/>
              <mo stretchy="false">−</mo>
              <mi mathvariant="italic">l4</mi>
            </mrow>
          </mrow>
        </mtd>
      </mtr>
      <mtr>
        <mtd>
          <mrow>
            <mrow>
              <mi/>
              <mo stretchy="false">=</mo>
              <msup>
                <mi mathvariant="italic">sec</mi>
                <mn>2</mn>
              </msup>
            </mrow>
            <mrow>
              <mi>x</mi>
              <mo stretchy="false">+</mo>
              <mi mathvariant="italic">sec</mi>
            </mrow>
            <mrow>
              <mi>x</mi>
              <mo stretchy="false">∗</mo>
              <mi>tan</mi>
            </mrow>
            <mi>x</mi>
          </mrow>
        </mtd>
      </mtr>
      <mtr>
        <mtd>
          <mrow/>
        </mtd>
      </mtr>
      <mtr>
        <mtd>
          <mrow>
            <mrow>
              <mi mathvariant="italic">res</mi>
              <mo stretchy="false">=</mo>
              <mrow>
                <mo stretchy="false">∫</mo>
                <mrow>
                  <mfrac>
                    <mrow>
                      <msup>
                        <mi mathvariant="italic">sec</mi>
                        <mn>2</mn>
                      </msup>
                      <mrow>
                        <mi>x</mi>
                        <mo stretchy="false">+</mo>
                        <mi mathvariant="italic">sec</mi>
                      </mrow>
                      <mrow>
                        <mi>x</mi>
                        <mo stretchy="false">∗</mo>
                        <mi>tan</mi>
                      </mrow>
                      <mi>x</mi>
                    </mrow>
                    <mrow>
                      <mi mathvariant="italic">sec</mi>
                      <mrow>
                        <mi>x</mi>
                        <mo stretchy="false">∗</mo>
                        <mi>tan</mi>
                      </mrow>
                      <mi>x</mi>
                    </mrow>
                  </mfrac>
                </mrow>
              </mrow>
            </mrow>
            <mi mathvariant="italic">dx</mi>
          </mrow>
        </mtd>
      </mtr>
      <mtr>
        <mtd>
          <mrow>
            <mi mathvariant="italic">substitution</mi>
            <mi/>
            <mrow>
              <mi>u</mi>
              <mo stretchy="false">=</mo>
              <mi mathvariant="italic">sec</mi>
            </mrow>
            <mrow>
              <mi>x</mi>
              <mo stretchy="false">∗</mo>
              <mi>tan</mi>
            </mrow>
            <mi>x</mi>
          </mrow>
        </mtd>
      </mtr>
      <mtr>
        <mtd>
          <mrow>
            <mrow>
              <mi mathvariant="italic">du</mi>
              <mo stretchy="false">=</mo>
              <mi mathvariant="italic">sec</mi>
            </mrow>
            <mrow>
              <mi>x</mi>
              <mo stretchy="false">∗</mo>
              <mi>tan</mi>
            </mrow>
            <mrow>
              <mi>x</mi>
              <mo stretchy="false">+</mo>
              <msup>
                <mi mathvariant="italic">sec</mi>
                <mn>2</mn>
              </msup>
            </mrow>
            <mi>x</mi>
            <mrow>
              <mi/>
              <mo stretchy="false">−</mo>
              <mi mathvariant="italic">l4</mi>
            </mrow>
          </mrow>
        </mtd>
      </mtr>
      <mtr>
        <mtd>
          <mrow>
            <mrow>
              <mi mathvariant="italic">res</mi>
              <mo stretchy="false">=</mo>
              <mrow>
                <mo stretchy="false">∫</mo>
                <mrow>
                  <mfrac>
                    <mi mathvariant="italic">du</mi>
                    <mi>u</mi>
                  </mfrac>
                </mrow>
              </mrow>
            </mrow>
          </mrow>
        </mtd>
      </mtr>
      <mtr>
        <mtd>
          <mrow>
            <mrow>
              <mi/>
              <mo stretchy="false">=</mo>
              <mi>ln</mi>
            </mrow>
            <mi>u</mi>
          </mrow>
        </mtd>
      </mtr>
      <mtr>
        <mtd>
          <mrow>
            <mn>............................</mn>
          </mrow>
        </mtd>
      </mtr>
      <mtr>
        <mtd>
          <mrow>
            <mrow>
              <mi/>
              <mo stretchy="false">=</mo>
              <mi>ln</mi>
            </mrow>
            <mrow>
              <mo stretchy="false">(</mo>
              <mrow>
                <mi mathvariant="italic">sec</mi>
                <mrow>
                  <mi>x</mi>
                  <mo stretchy="false">∗</mo>
                  <mi>tan</mi>
                </mrow>
                <mi>x</mi>
              </mrow>
              <mo stretchy="false">)</mo>
            </mrow>
          </mrow>
        </mtd>
      </mtr>
      <mtr>
        <mtd>
          <mrow>
            <mn>............................</mn>
          </mrow>
        </mtd>
      </mtr>
      <mtr>
        <mtd>
          <mrow/>
        </mtd>
      </mtr>
    </mtable>
    <annotation encoding="StarMath 5.0">cal ~res = int sec x dx newline
int sec (x)dx = int {sec(x) {sec x + tan x} over {sec x + tan x}}dx newline
{partial sec x} over {partial x} = sec x * tan x newline
{partial sec x + tan x} over {partial x} = sec x * tan x + sec sup 2 x ~~~~ -l4 newline 
~= sec sup 2 x + sec x * tan x newline	newline

res = int {{sec sup 2 x + sec x * tan x} over {sec x * tan x}}dx newline 
substitution ~ u = sec x * tan x newline
du = sec x * tan x + sec sup 2 x ~~~~ -l4 newline
res = int {du over u} newline
~~~~ = ln u newline
............................ newline
~~~~ = ln (sec x * tan x) newline
............................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06:10:07</meta:creation-date>
    <meta:generator>LibreOffice/3.5$Linux_x86 LibreOffice_project/350m1$Build-2</meta:generator>
  </office:meta>
</office:document-meta>
</file>